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HD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10">
            <text:p>31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434.764459249282">
            <text:p>$434,76</text:p>
          </table:table-cell>
          <table:table-cell table:style-name="ce5" table:formula="of:=[.F2]-[.B3]/[.B4]" office:value-type="currency" office:currency="USD" office:value="401.424362630925">
            <text:p>$401,42</text:p>
          </table:table-cell>
          <table:table-cell table:style-name="ce15" table:formula="of:=[.G2]/1.07" office:value-type="currency" office:currency="EUR" office:value="375.162955729836">
            <text:p>375,1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4.507">
            <text:p>34,507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75">
            <text:p>7,50%</text:p>
          </table:table-cell>
          <table:table-cell table:style-name="Default"/>
          <table:table-cell table:style-name="ce7" table:formula="of:=[.G19]+[.G20]" office:value-type="currency" office:currency="USD" office:value="303.131434357373">
            <text:p>$303,13</text:p>
          </table:table-cell>
          <table:table-cell table:style-name="ce7" table:formula="of:=[.F3]-[.B3]/[.B4]" office:value-type="currency" office:currency="USD" office:value="269.791337739015">
            <text:p>$269,79</text:p>
          </table:table-cell>
          <table:table-cell table:style-name="ce16" table:formula="of:=[.G3]/1.07" office:value-type="currency" office:currency="EUR" office:value="252.141437139267">
            <text:p>252,14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60.306869196556">
            <text:p>260,3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035">
            <text:p>1,03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9">
            <text:p>9,00%</text:p>
          </table:table-cell>
          <table:table-cell table:style-name="Default"/>
          <table:table-cell table:style-name="ce13" table:formula="of:=[.J19]+[.J20]" office:value-type="currency" office:currency="USD" office:value="215.183470971961">
            <text:p>$215,18</text:p>
          </table:table-cell>
          <table:table-cell table:style-name="ce14" table:formula="of:=[.F4]-[.B3]/[.B4]" office:value-type="currency" office:currency="USD" office:value="181.843374353603">
            <text:p>$181,84</text:p>
          </table:table-cell>
          <table:table-cell table:style-name="ce17" table:formula="of:=[.G4]/1.07" office:value-type="currency" office:currency="EUR" office:value="169.947078835143">
            <text:p>169,9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6.28">
            <text:p>$16,2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8.14">
            <text:p>$8,14</text:p>
          </table:table-cell>
          <table:table-cell table:style-name="ce5"/>
          <table:table-cell table:style-name="ce5" table:formula="of:=[.B8]/(1+[.D2])^(1/4)" office:value-type="currency" office:currency="USD" office:value="8.02228226413453">
            <text:p>$8,02</text:p>
          </table:table-cell>
          <table:table-cell table:style-name="ce7" table:formula="of:=[.B5]/2" office:value-type="currency" office:currency="USD" office:value="8.14">
            <text:p>$8,14</text:p>
          </table:table-cell>
          <table:table-cell table:style-name="ce7"/>
          <table:table-cell table:style-name="ce7" table:formula="of:=[.E8]/(1+[.D3])^(1/4)" office:value-type="currency" office:currency="USD" office:value="7.99414992352316">
            <text:p>$7,99</text:p>
          </table:table-cell>
          <table:table-cell table:style-name="ce8" table:formula="of:=[.B5]/2" office:value-type="currency" office:currency="USD" office:value="8.14">
            <text:p>$8,14</text:p>
          </table:table-cell>
          <table:table-cell table:style-name="ce8"/>
          <table:table-cell table:style-name="ce8" table:formula="of:=[.H8]/(1+[.D4])^(1/4)" office:value-type="currency" office:currency="USD" office:value="7.9665040342825">
            <text:p>$7,9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7.094">
            <text:p>$17,09</text:p>
          </table:table-cell>
          <table:table-cell office:value-type="percentage" office:value="0.05">
            <text:p>5,00%</text:p>
          </table:table-cell>
          <table:table-cell table:formula="of:=[.B9]/(1+[.$D$2])^[.A9]" office:value-type="currency" office:currency="USD" office:value="16.1264150943396">
            <text:p>$16,13</text:p>
          </table:table-cell>
          <table:table-cell table:formula="of:=[.B5]*(1+[.F9])" office:value-type="currency" office:currency="USD" office:value="16.6056">
            <text:p>$16,61</text:p>
          </table:table-cell>
          <table:table-cell office:value-type="percentage" office:value="0.02">
            <text:p>2,00%</text:p>
          </table:table-cell>
          <table:table-cell table:formula="of:=[.E9]/(1+[.$D$3])^[.A9]" office:value-type="currency" office:currency="USD" office:value="15.4470697674419">
            <text:p>$15,45</text:p>
          </table:table-cell>
          <table:table-cell table:formula="of:=[.B5]*(1+[.I9])" office:value-type="currency" office:currency="USD" office:value="16.4428">
            <text:p>$16,44</text:p>
          </table:table-cell>
          <table:table-cell office:value-type="percentage" office:value="0.01">
            <text:p>1,00%</text:p>
          </table:table-cell>
          <table:table-cell table:formula="of:=[.H9]/(1+[.$D$4])^[.A9]" office:value-type="currency" office:currency="USD" office:value="15.0851376146789">
            <text:p>$15,0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8.8034">
            <text:p>$18,80</text:p>
          </table:table-cell>
          <table:table-cell office:value-type="percentage" office:value="0.1">
            <text:p>10,00%</text:p>
          </table:table-cell>
          <table:table-cell table:formula="of:=[.B10]/(1+[.$D$2])^[.A10]" office:value-type="currency" office:currency="USD" office:value="16.7349590601638">
            <text:p>$16,73</text:p>
          </table:table-cell>
          <table:table-cell table:formula="of:=[.E9]*(1+[.F10])" office:value-type="currency" office:currency="USD" office:value="17.269824">
            <text:p>$17,27</text:p>
          </table:table-cell>
          <table:table-cell office:value-type="percentage" office:value="0.04">
            <text:p>4,00%</text:p>
          </table:table-cell>
          <table:table-cell table:formula="of:=[.E10]/(1+[.$D$3])^[.A10]" office:value-type="currency" office:currency="USD" office:value="14.9441419145484">
            <text:p>$14,94</text:p>
          </table:table-cell>
          <table:table-cell table:formula="of:=[.H9]*(1+[.I10])" office:value-type="currency" office:currency="USD" office:value="16.607228">
            <text:p>$16,61</text:p>
          </table:table-cell>
          <table:table-cell office:value-type="percentage" office:value="0.01">
            <text:p>1,00%</text:p>
          </table:table-cell>
          <table:table-cell table:formula="of:=[.H10]/(1+[.$D$4])^[.A10]" office:value-type="currency" office:currency="USD" office:value="13.9779715512162">
            <text:p>$13,9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1.059808">
            <text:p>$21,06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USD" office:value="17.6822208937579">
            <text:p>$17,68</text:p>
          </table:table-cell>
          <table:table-cell table:formula="of:=[.E10]*(1+[.F11])" office:value-type="currency" office:currency="USD" office:value="18.1333152">
            <text:p>$18,13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USD" office:value="14.5966037304891">
            <text:p>$14,60</text:p>
          </table:table-cell>
          <table:table-cell table:formula="of:=[.H10]*(1+[.I11])" office:value-type="currency" office:currency="USD" office:value="16.607228">
            <text:p>$16,61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12.8238271112075">
            <text:p>$12,8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2.32339648">
            <text:p>$22,32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17.6822208937579">
            <text:p>$17,68</text:p>
          </table:table-cell>
          <table:table-cell table:formula="of:=[.E11]*(1+[.F12])" office:value-type="currency" office:currency="USD" office:value="18.858647808">
            <text:p>$18,86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14.1213654694965">
            <text:p>$14,12</text:p>
          </table:table-cell>
          <table:table-cell table:formula="of:=[.H11]*(1+[.I12])" office:value-type="currency" office:currency="USD" office:value="16.607228">
            <text:p>$16,61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11.7649790011078">
            <text:p>$11,7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3.6628002688">
            <text:p>$23,66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17.6822208937579">
            <text:p>$17,68</text:p>
          </table:table-cell>
          <table:table-cell table:formula="of:=[.E12]*(1+[.F13])" office:value-type="currency" office:currency="USD" office:value="19.61299372032">
            <text:p>$19,61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13.6616000821175">
            <text:p>$13,66</text:p>
          </table:table-cell>
          <table:table-cell table:formula="of:=[.H12]*(1+[.I13])" office:value-type="currency" office:currency="USD" office:value="16.607228">
            <text:p>$16,61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10.7935587166127">
            <text:p>$10,7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5.082568284928">
            <text:p>$25,08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17.6822208937579">
            <text:p>$17,68</text:p>
          </table:table-cell>
          <table:table-cell table:formula="of:=[.E13]*(1+[.F14])" office:value-type="currency" office:currency="USD" office:value="20.3975134691328">
            <text:p>$20,40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13.2168038003742">
            <text:p>$13,22</text:p>
          </table:table-cell>
          <table:table-cell table:formula="of:=[.H13]*(1+[.I14])" office:value-type="currency" office:currency="USD" office:value="16.607228">
            <text:p>$16,61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9.90234744643367">
            <text:p>$9,9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6.5875223820237">
            <text:p>$26,59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17.6822208937579">
            <text:p>$17,68</text:p>
          </table:table-cell>
          <table:table-cell table:formula="of:=[.E14]*(1+[.F15])" office:value-type="currency" office:currency="USD" office:value="21.2134140078981">
            <text:p>$21,21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12.7864892580364">
            <text:p>$12,79</text:p>
          </table:table-cell>
          <table:table-cell table:formula="of:=[.H14]*(1+[.I15])" office:value-type="currency" office:currency="USD" office:value="16.607228">
            <text:p>$16,61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9.0847224279208">
            <text:p>$9,0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8.1827737249451">
            <text:p>$28,18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17.6822208937579">
            <text:p>$17,68</text:p>
          </table:table-cell>
          <table:table-cell table:formula="of:=[.E15]*(1+[.F16])" office:value-type="currency" office:currency="USD" office:value="22.061950568214">
            <text:p>$22,06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12.370184956612">
            <text:p>$12,37</text:p>
          </table:table-cell>
          <table:table-cell table:formula="of:=[.H15]*(1+[.I16])" office:value-type="currency" office:currency="USD" office:value="16.607228">
            <text:p>$16,61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8.33460773203742">
            <text:p>$8,3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9.8737401484418">
            <text:p>$29,87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17.6822208937579">
            <text:p>$17,68</text:p>
          </table:table-cell>
          <table:table-cell table:formula="of:=[.E16]*(1+[.F17])" office:value-type="currency" office:currency="USD" office:value="22.5031895795783">
            <text:p>$22,50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11.7372917727853">
            <text:p>$11,74</text:p>
          </table:table-cell>
          <table:table-cell table:formula="of:=[.H16]*(1+[.I17])" office:value-type="currency" office:currency="USD" office:value="16.607228">
            <text:p>$16,61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7.64642911196094">
            <text:p>$7,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1.0686897543795">
            <text:p>$31,07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17.3485940844418">
            <text:p>$17,35</text:p>
          </table:table-cell>
          <table:table-cell table:formula="of:=[.E17]*(1+[.F18])" office:value-type="currency" office:currency="USD" office:value="22.9532533711699">
            <text:p>$22,95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1.1367791704568">
            <text:p>$11,14</text:p>
          </table:table-cell>
          <table:table-cell table:formula="of:=[.H17]*(1+[.I18])" office:value-type="currency" office:currency="USD" office:value="16.607228">
            <text:p>$16,61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7.01507257978068">
            <text:p>$7,02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82.007796759385">
            <text:p>$182,01</text:p>
          </table:table-cell>
          <table:table-cell/>
          <table:table-cell table:style-name="ce7"/>
          <table:table-cell table:formula="of:=SUM([.G8:.G18])" office:value-type="currency" office:currency="USD" office:value="142.012479845881">
            <text:p>$142,01</text:p>
          </table:table-cell>
          <table:table-cell/>
          <table:table-cell table:style-name="ce8"/>
          <table:table-cell table:formula="of:=SUM([.J8:.J18])" office:value-type="currency" office:currency="USD" office:value="114.395157327239">
            <text:p>$114,4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466.030346315693">
            <text:p>$466,03</text:p>
          </table:table-cell>
          <table:table-cell table:style-name="ce5"/>
          <table:table-cell table:formula="of:=[.B20]/(1+[.D2])^([.A18]+1/2)" office:value-type="currency" office:currency="USD" office:value="252.756662489897">
            <text:p>$252,76</text:p>
          </table:table-cell>
          <table:table-cell table:formula="of:=[.E18]*[.D5]" office:value-type="currency" office:currency="USD" office:value="344.298800567548">
            <text:p>$344,30</text:p>
          </table:table-cell>
          <table:table-cell table:style-name="ce7"/>
          <table:table-cell table:formula="of:=[.E20]/(1+[.D3])^([.A18]+1/2)" office:value-type="currency" office:currency="USD" office:value="161.118954511492">
            <text:p>$161,12</text:p>
          </table:table-cell>
          <table:table-cell table:formula="of:=[.H18]*[.D5]" office:value-type="currency" office:currency="USD" office:value="249.10842">
            <text:p>$249,11</text:p>
          </table:table-cell>
          <table:table-cell table:style-name="ce8"/>
          <table:table-cell table:formula="of:=[.H20]/(1+[.D4])^([.A18]+1/2)" office:value-type="currency" office:currency="USD" office:value="100.788313644721">
            <text:p>$100,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3">13.11.2022</text:date>, <text:time>12:18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1-13T12:18:18.54</dc:date>
    <dc:creator>aaa </dc:creator>
    <meta:editing-duration>P2DT23H34M34S</meta:editing-duration>
    <meta:editing-cycles>49</meta:editing-cycles>
    <meta:generator>OpenOffice/4.1.5$Win32 OpenOffice.org_project/415m1$Build-9789</meta:generator>
    <meta:document-statistic meta:table-count="5" meta:cell-count="691" meta:object-count="0"/>
  </office:meta>
</office:document-meta>
</file>